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8-20T09:19:21" calcext:value-type="date">
            <text:p>2022-08-20 09:19:21</text:p>
          </table:table-cell>
          <table:table-cell table:style-name="ce22" office:value-type="date" office:date-value="2022-08-20" calcext:value-type="date">
            <text:p>2022-08-20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9H19M21S" calcext:value-type="time">
            <text:p>09:19:21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8-20T09:19:21" calcext:value-type="date">
            <text:p>2022-08-20 09:19:21</text:p>
          </table:table-cell>
          <table:table-cell table:style-name="ce23" office:value-type="date" office:date-value="2022-08-20" calcext:value-type="date">
            <text:p>2022-08-20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1H19M21S" calcext:value-type="time">
            <text:p>21:19:21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8-20T09:19:21" calcext:value-type="date">
            <text:p>2022-08-20 09:19:21</text:p>
          </table:table-cell>
          <table:table-cell table:style-name="ce24" office:value-type="date" office:date-value="2022-08-20" calcext:value-type="date">
            <text:p>2022-08-20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9H19M21S" calcext:value-type="time">
            <text:p>09:19:21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8-20T09:19:22" calcext:value-type="date">
            <text:p>2022-08-20 09:19:22</text:p>
          </table:table-cell>
          <table:table-cell table:style-name="ce25" office:value-type="date" office:date-value="2022-08-20" calcext:value-type="date">
            <text:p>2022-08-20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1H19M22S" calcext:value-type="time">
            <text:p>21:19:22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8-20T09:19:22" calcext:value-type="date">
            <text:p>2022-08-20 09:19:22</text:p>
          </table:table-cell>
          <table:table-cell table:style-name="ce26" office:value-type="date" office:date-value="2022-08-20" calcext:value-type="date">
            <text:p>2022-08-20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9H19M22S" calcext:value-type="time">
            <text:p>09:19:22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8-20T09:19:22" calcext:value-type="date">
            <text:p>2022-08-20 09:19:22</text:p>
          </table:table-cell>
          <table:table-cell table:style-name="ce27" office:value-type="date" office:date-value="2022-08-20" calcext:value-type="date">
            <text:p>2022-08-20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1H19M22S" calcext:value-type="time">
            <text:p>21:19:22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8-20T09:19:22" calcext:value-type="date">
            <text:p>2022-08-20 09:19:22</text:p>
          </table:table-cell>
          <table:table-cell table:style-name="ce28" office:value-type="date" office:date-value="2022-08-20" calcext:value-type="date">
            <text:p>2022-08-20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9H19M22S" calcext:value-type="time">
            <text:p>09:19:22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8-20T09:19:22" calcext:value-type="date">
            <text:p>2022-08-20 09:19:22</text:p>
          </table:table-cell>
          <table:table-cell table:style-name="ce29" office:value-type="date" office:date-value="2022-08-20" calcext:value-type="date">
            <text:p>2022-08-20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1H19M22S" calcext:value-type="time">
            <text:p>21:19:22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8-20T09:19:22" calcext:value-type="date">
            <text:p>2022-08-20 09:19:22</text:p>
          </table:table-cell>
          <table:table-cell table:style-name="ce30" office:value-type="date" office:date-value="2022-08-20" calcext:value-type="date">
            <text:p>2022-08-20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9H19M22S" calcext:value-type="time">
            <text:p>09:19:22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8-20T09:19:22" calcext:value-type="date">
            <text:p>2022-08-20 09:19:22</text:p>
          </table:table-cell>
          <table:table-cell table:style-name="ce31" office:value-type="date" office:date-value="2022-08-20" calcext:value-type="date">
            <text:p>2022-08-20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1H19M23S" calcext:value-type="time">
            <text:p>21:19:23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8-20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 of total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 of total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2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5.283005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67" calcext:value-type="float">
            <text:p>267</text:p>
          </table:table-cell>
          <table:table-cell office:value-type="float" office:value="3.377604" calcext:value-type="float">
            <text:p>3,38</text:p>
          </table:table-cell>
          <table:table-cell office:value-type="float" office:value="0.012606750929368" calcext:value-type="float">
            <text:p>0,0126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4" calcext:value-type="float">
            <text:p>14</text:p>
          </table:table-cell>
          <table:table-cell office:value-type="float" office:value="0.293829" calcext:value-type="float">
            <text:p>0,29</text:p>
          </table:table-cell>
          <table:table-cell office:value-type="float" office:value="0.0209877857142857" calcext:value-type="float">
            <text:p>0,020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12" calcext:value-type="float">
            <text:p>12</text:p>
          </table:table-cell>
          <table:table-cell office:value-type="float" office:value="0.043348" calcext:value-type="float">
            <text:p>0,04</text:p>
          </table:table-cell>
          <table:table-cell office:value-type="float" office:value="0.00361233333333333" calcext:value-type="float">
            <text:p>0,0036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6" calcext:value-type="float">
            <text:p>6</text:p>
          </table:table-cell>
          <table:table-cell office:value-type="float" office:value="0.089653" calcext:value-type="float">
            <text:p>0,09</text:p>
          </table:table-cell>
          <table:table-cell office:value-type="float" office:value="0.0149421666666667" calcext:value-type="float">
            <text:p>0,0149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083265" calcext:value-type="float">
            <text:p>0,08</text:p>
          </table:table-cell>
          <table:table-cell office:value-type="float" office:value="0.0416325" calcext:value-type="float">
            <text:p>0,041633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01" calcext:value-type="float">
            <text:p>301</text:p>
          </table:table-cell>
          <table:table-cell table:style-name="ce87" table:formula="of:=SUM([.C4:.C8])" office:value-type="float" office:value="3.887699" calcext:value-type="float">
            <text:p>3,89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Portrait" style:page-layout-name="Mpm2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09:19:20</meta:creation-date>
    <meta:generator>LibreOffice/7.3.5.2$Linux_X86_64 LibreOffice_project/30$Build-2</meta:generator>
    <meta:editing-duration>PT5S</meta:editing-duration>
    <meta:editing-cycles>2</meta:editing-cycles>
    <meta:initial-creator>Turulomio</meta:initial-creator>
    <dc:description>This file have been generated with UnoGenerator-0.28.0. You can see UnoGenerator main page in http://github.com/turulomio/unogenerator</dc:description>
    <dc:subject>Demo with ODS class</dc:subject>
    <meta:keyword>unogenerator</meta:keyword>
    <meta:keyword>demo</meta:keyword>
    <meta:keyword>files</meta:keyword>
    <dc:date>2022-08-20T09:19:26.459663368</dc:date>
    <dc:title>UnoGenerator ODS example</dc:title>
    <meta:document-statistic meta:table-count="6" meta:cell-count="405" meta:object-count="0"/>
  </office:meta>
</office:document-meta>
</file>